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Sans L" svg:font-family="'Nimbus Sans 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
      <style:paragraph-properties fo:text-align="end" style:justify-single-word="false"/>
      <style:text-properties fo:font-size="13pt" officeooo:rsid="00027f1b" officeooo:paragraph-rsid="00056484" style:font-size-asian="13pt" style:font-size-complex="13pt"/>
    </style:style>
    <style:style style:name="P2" style:family="paragraph" style:parent-style-name="Text_20_body">
      <style:text-properties officeooo:paragraph-rsid="001db3de"/>
    </style:style>
    <style:style style:name="P3" style:family="paragraph" style:parent-style-name="Subtitle">
      <style:paragraph-properties fo:text-align="start" style:justify-single-word="false"/>
      <style:text-properties fo:font-size="14pt" fo:font-weight="bold" officeooo:rsid="00056484" officeooo:paragraph-rsid="00056484" style:font-size-asian="14pt" style:font-weight-asian="bold" style:font-size-complex="14pt" style:font-weight-complex="bold"/>
    </style:style>
    <style:style style:name="T1" style:family="text">
      <style:text-properties officeooo:rsid="0011a260"/>
    </style:style>
    <style:style style:name="T2" style:family="text">
      <style:text-properties fo:font-weight="normal" style:font-weight-asian="normal" style:font-weight-complex="normal"/>
    </style:style>
    <style:style style:name="T3" style:family="text">
      <style:text-properties fo:font-weight="normal" officeooo:rsid="0006b12a" style:font-weight-asian="normal" style:font-weight-complex="normal"/>
    </style:style>
    <style:style style:name="T4" style:family="text">
      <style:text-properties fo:font-weight="normal" officeooo:rsid="00071da3" style:font-weight-asian="normal" style:font-weight-complex="normal"/>
    </style:style>
    <style:style style:name="T5" style:family="text">
      <style:text-properties fo:font-weight="normal" officeooo:rsid="000c4755" style:font-weight-asian="normal" style:font-weight-complex="normal"/>
    </style:style>
    <style:style style:name="T6" style:family="text">
      <style:text-properties fo:font-weight="normal" officeooo:rsid="000c63ff" style:font-weight-asian="normal" style:font-weight-complex="normal"/>
    </style:style>
    <style:style style:name="T7" style:family="text">
      <style:text-properties fo:font-weight="normal" officeooo:rsid="000d0e6c" style:font-weight-asian="normal" style:font-weight-complex="normal"/>
    </style:style>
    <style:style style:name="T8" style:family="text">
      <style:text-properties fo:font-weight="normal" officeooo:rsid="000dbafc" style:font-weight-asian="normal" style:font-weight-complex="normal"/>
    </style:style>
    <style:style style:name="T9" style:family="text">
      <style:text-properties fo:font-weight="normal" officeooo:rsid="000ddc4b" style:font-weight-asian="normal" style:font-weight-complex="normal"/>
    </style:style>
    <style:style style:name="T10" style:family="text">
      <style:text-properties fo:font-weight="normal" officeooo:rsid="000f4ce9" style:font-weight-asian="normal" style:font-weight-complex="normal"/>
    </style:style>
    <style:style style:name="T11" style:family="text">
      <style:text-properties fo:font-weight="normal" officeooo:rsid="001db3de" style:font-weight-asian="normal" style:font-weight-complex="normal"/>
    </style:style>
    <style:style style:name="T12" style:family="text">
      <style:text-properties fo:font-weight="normal" officeooo:rsid="001eb128" style:font-weight-asian="normal" style:font-weight-complex="normal"/>
    </style:style>
    <style:style style:name="T13" style:family="text">
      <style:text-properties fo:font-weight="normal" officeooo:rsid="001f072f" style:font-weight-asian="normal" style:font-weight-complex="normal"/>
    </style:style>
    <style:style style:name="T14" style:family="text">
      <style:text-properties fo:font-weight="normal" officeooo:rsid="001f249c" style:font-weight-asian="normal" style:font-weight-complex="normal"/>
    </style:style>
    <style:style style:name="T15" style:family="text">
      <style:text-properties officeooo:rsid="001f072f"/>
    </style:style>
    <style:style style:name="T16" style:family="text">
      <style:text-properties fo:language="it" fo:country="IT"/>
    </style:style>
    <style:style style:name="T17" style:family="text">
      <style:text-properties fo:language="it" fo:country="IT" officeooo:rsid="0011a2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Davide Masserut <text:s text:c="2"/></text:span><text:span text:style-name="T17">3CIA <text:s text:c="2"/>12 Febbraio 2016</text:span></text:p>
      <text:p text:style-name="P3">Saggio <text:span text:style-name="T15">storico</text:span>: Le caratteristiche dei Comuni Italiani</text:p>
      <text:p text:style-name="Text_20_body"><text:span text:style-name="T2">Attorno al XI secolo, in Europa </text:span><text:span text:style-name="T4">e in particolare nell’Italia settentrionale</text:span><text:span text:style-name="T2">, dopo secoli di predominanza del feudalesimo, in alcuni centri abitati </text:span><text:span text:style-name="T3">vennero a crearsi delle organizzazioni di persone, aventi come scopo </text:span><text:span text:style-name="T12">principale </text:span><text:span text:style-name="T3">il governo della propria città. Col passare del tempo questi gruppi divennero sempre più influenti e molti di essi riuscirono a salire al governo della città. Dato che questo nuovo organismo politico venne battezzato “Comune”, è facile comprendere che questa invenzione, rifacimento </text:span><text:span text:style-name="T12">medievale </text:span><text:span text:style-name="T3">della polis greca, ha profondamente influenzato </text:span><text:span text:style-name="T4">la struttura socio-economica italiana, tanto che </text:span><text:span text:style-name="T12">in Italia </text:span><text:span text:style-name="T4">le moderne istituzioni locali sono appunto chiamate Comuni.</text:span><text:span text:style-name="T5"> Detto ciò la diffusione di questa tipologia di governo ha portato vantaggi non indifferenti </text:span><text:span text:style-name="T6">a coloro che sono nati successivamente a questo periodo. Come illustrato da Roberto Sabatino Lopez in “La nascita dell’Europa”, usando come metro di misura la democrazia, il Comune medievale è un enorme passo in avanti rispetto alla società feudale tipica del Medioevo, ma ben lontano dai livelli raggiunti dal Comune dei nostri giorni, per una serie di motivi che verranno trattati in seguito. A differenza dei </text:span><text:span text:style-name="T7">loro sfortunati contemporanei, chi viveva nel territorio di </text:span><text:span text:style-name="T12">un</text:span><text:span text:style-name="T7"> Comune, non era condannato a praticare lo stesso lavoro fino alla morte, senza avere una speranza di riuscire a migliorare la propria condizione. Chiunque </text:span><text:span text:style-name="T12">p</text:span><text:span text:style-name="T14">oteva</text:span><text:span text:style-name="T12"> ambire a elevare</text:span><text:span text:style-name="T7"> il proprio status sociale a un livello superiore, con, ovviamente, enormi benefici per se stessi e per i propri cari. In occasione dei dibattiti nelle piazze cittadine </text:span><text:span text:style-name="T8">si poteva discutere liberamente delle problematiche c</text:span><text:span text:style-name="T14">omunali</text:span><text:span text:style-name="T8">, decidendo collettivamente le proposte e i candidati migliori per il Comune. </text:span><text:span text:style-name="T9">A quel tempo</text:span><text:span text:style-name="T8"> la nobiltà misurava la qualità di una persona in base alla propria ascendenza, </text:span><text:span text:style-name="T12">mentre</text:span><text:span text:style-name="T8"> coloro che appartenevano alla classe borghese in base a ciò </text:span><text:span text:style-name="T9">che </text:span><text:span text:style-name="T8">un uomo è stato in grado di fare per migli</text:span><text:span text:style-name="T12">orare</text:span><text:span text:style-name="T8"> la propria posizione sia in termini economici sia politici, e sicuramente ciò è un progresso. Tuttavia, riprendendo il discorso introdotto precedentemente, coloro che non erano in grado di rientrare nella definizione di “popolo” definita in questo contesto da Gaetano Salvemini in “Magnati e Popolani in Firenze dal 1280 al 1295”, </text:span><text:span text:style-name="T9">ossia chi non faceva parte del “Consiglio comunale” dell’epoca, lavoravano, ovviamente, per i maestri, i borghesi, ed erano </text:span><text:span text:style-name="T12">gli equivalenti</text:span><text:span text:style-name="T9"> dei moderni impiegati/operai attuali, </text:span><text:span text:style-name="T10">ma privati di quasi ogni diritto</text:span><text:span text:style-name="T9">. Nella pratica, </text:span><text:span text:style-name="T10">una volta iniziato a lavorare per un maestro, si creava un legame indissolubile tra </text:span><text:span text:style-name="T12">il</text:span><text:span text:style-name="T10"> lavoratore e la cosiddetta Arte(gruppo di persone accomunate dalla stessa professione), spesso ai danni del primo. Seppur </text:span><text:span text:style-name="T12">essa </text:span><text:span text:style-name="T10">fu una pratica tristemente diffusa, in grado di minare la reputazione moderna del Comune medievale, insieme alle dispute, spesso violente, </text:span><text:soft-page-break/><text:span text:style-name="T10">avvenute tra le fazioni presenti all’interno della città stessa e tra un Comune e l’altro, oggi raramente si pensa a ciò, in relazione ai benefici economici, sociali e politici </text:span><text:span text:style-name="T11">arrivati fino a noi. Infatti questa tipologia di governo, grazie anche allo scoppio della prima Crociata, ha contribuito in modo esponenziale allo sviluppo economico della Penisola Italiana, rendendola il maggior centro di commercio al mondo fino alla scoperta del continente americano, come descritto da Giorgio Candeloro in “Storia dell’Italia moderna”. </text:span></text:p>
      <text:p text:style-name="P2"><text:span text:style-name="T4">E’ chiaro quindi che se centinaia di anni fa, in Italia e in parte dell’Europa, non fosse scoppiata questa “rivoluzione politica”, </text:span><text:span text:style-name="T5">la successione degli eventi successivi alla mancata diffusione del Comune avrebbe avuto pesanti ripercussioni sull</text:span><text:span text:style-name="T12">a vita dell’</text:span><text:span text:style-name="T5">uomo moderno. </text:span><text:span text:style-name="T11">La sua istituzione </text:span><text:span text:style-name="T12">portò nella mente della collettività il concetto di ciò che dovrebbe essere </text:span><text:span text:style-name="T13">una società civile, ossia gestita attraverso la democraz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Sans L" svg:font-family="'Nimbus Sans 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Sans L"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Sans L"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fo:font-size="12pt" officeooo:rsid="00056484" style:font-size-asian="12pt" style:font-size-complex="12pt"/>
    </style:style>
    <style:style style:name="List" style:family="paragraph" style:parent-style-name="Text_20_body" style:class="list">
      <style:text-properties style:font-name="Nimbus Sans L" fo:font-family="'Nimbus Sans 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Nimbus Sans L" fo:font-family="'Nimbus Sans 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Sans L" fo:font-family="'Nimbus Sans L'" style:font-family-generic="swis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8:41:28.237806008</meta:creation-date>
    <dc:date>2016-02-11T23:36:11.087252058</dc:date>
    <meta:editing-duration>PT3H12M35S</meta:editing-duration>
    <meta:editing-cycles>9</meta:editing-cycles>
    <meta:generator>LibreOffice/5.1.0.3$Linux_X86_64 LibreOffice_project/10m0$Build-3</meta:generator>
    <meta:document-statistic meta:table-count="0" meta:image-count="0" meta:object-count="0" meta:page-count="2" meta:paragraph-count="4" meta:word-count="586" meta:character-count="3914" meta:non-whitespace-character-count="3327"/>
  </office:meta>
</office:document-meta>
</file>